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"/>Alexander Schunk Forschung Systeme Programme Technik 2018</text:p>
      <text:p text:style-name="P1"/>
      <text:p text:style-name="P1"><text:s text:c="2"/>Alexander Schunk forscht über Systeme, Programme und Technologie. Diese sind in der Testphase und können von Github gedownloaded werd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Schunk</meta:initial-creator>
    <meta:creation-date>2018-02-16T17:12:39.19</meta:creation-date>
    <meta:document-statistic meta:table-count="0" meta:image-count="0" meta:object-count="0" meta:page-count="1" meta:paragraph-count="2" meta:word-count="26" meta:character-count="198"/>
    <dc:date>2018-02-16T17:14:45.27</dc:date>
    <dc:creator>Alexander Schunk</dc:creator>
    <meta:editing-duration>PT2M7S</meta:editing-duration>
    <meta:editing-cycles>1</meta:editing-cycles>
    <meta:generator>OpenOffice/4.1.3$Win32 OpenOffice.org_project/413m1$Build-9783</meta:generator>
  </office:meta>
</office:document-meta>
</file>